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</office:automatic-styles>
  <office:body>
    <office:text>
      <text:p text:style-name="Title">List of Topic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9, 2021 (08:06:48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general-concepts"/>General Concepts<text:bookmark-end text:name="general-concepts"/></text:h>
      <text:p text:style-name="First_20_paragraph"><text:span text:style-name="T1">Students should understand the meaning and importance of the following notions. This statement should be read as </text:span>“<text:span text:style-name="T1">understand the first sentence or paragraph on a wikipedia article</text:span>”<text:span text:style-name="T1">, taking </text:span><text:a xlink:type="simple" xlink:href="https://en.wikipedia.org/wiki/High-level_programming_language" office:name=""><text:span text:style-name="Definition"><text:span text:style-name="T1">high-level programming language</text:span></text:span></text:a><text:span text:style-name="T1"> as an example.</text:span></text:p>
      <text:list text:style-name="L1">
        <text:list-item>
          <text:p text:style-name="P1">Programming languages types and paradigms</text:p>
          <text:list text:style-name="L2">
            <text:list-item>
              <text:p text:style-name="P2">Machine language instructions</text:p>
            </text:list-item>
            <text:list-item>
              <text:p text:style-name="P2">Assembly instructions</text:p>
            </text:list-item>
            <text:list-item>
              <text:p text:style-name="P2">High-Level Programming Languages</text:p>
            </text:list-item>
            <text:list-item>
              <text:p text:style-name="P2">Object-oriented paradigm and data hiding</text:p>
            </text:list-item>
          </text:list>
        </text:list-item>
        <text:list-item>
          <text:p text:style-name="P1">The difference between roles (user, tester, programmer)</text:p>
        </text:list-item>
        <text:list-item>
          <text:p text:style-name="P1">How complex piece of software <text:span text:style-name="T1">reuse</text:span> previous pieces.</text:p>
        </text:list-item>
        <text:list-item>
          <text:p text:style-name="P1">The importance of security 🛡️</text:p>
          <text:list text:style-name="L3">
            <text:list-item>
              <text:p text:style-name="P3">Types of attack (malware, phishing, social engineering, zero-day)</text:p>
            </text:list-item>
            <text:list-item>
              <text:p text:style-name="P3">Types of loss (loss of integrity / availability / confidentiality)</text:p>
            </text:list-item>
          </text:list>
        </text:list-item>
      </text:list>
      <text:h text:style-name="Heading_20_2" text:outline-level="2"><text:bookmark-start text:name="writing-and-compiling-programs"/>Writing and Compiling Programs<text:bookmark-end text:name="writing-and-compiling-programs"/></text:h>
      <text:list text:style-name="L4">
        <text:list-item>
          <text:p text:style-name="P4">Understand what the “flow of development” is:</text:p>
          <text:list text:style-name="L5">
            <text:list-item>
              <text:p text:style-name="P5">Having a goal</text:p>
            </text:list-item>
            <text:list-item>
              <text:p text:style-name="P5">Writing down specifications</text:p>
            </text:list-item>
            <text:list-item>
              <text:p text:style-name="P5">Creating the source code</text:p>
            </text:list-item>
            <text:list-item>
              <text:p text:style-name="P5">Running the compiler</text:p>
            </text:list-item>
            <text:list-item>
              <text:p text:style-name="P5">Reading the compiler’s output, warning and error messages</text:p>
            </text:list-item>
            <text:list-item>
              <text:p text:style-name="P5">Looking for documentation and help on-line and off-line</text:p>
            </text:list-item>
            <text:list-item>
              <text:p text:style-name="P5">Testing</text:p>
            </text:list-item>
            <text:list-item>
              <text:p text:style-name="P5">Making sure the program is secure 🛡️</text:p>
            </text:list-item>
            <text:list-item>
              <text:p text:style-name="P5">Editing</text:p>
            </text:list-item>
            <text:list-item>
              <text:p text:style-name="P5">Reusing</text:p>
            </text:list-item>
          </text:list>
        </text:list-item>
        <text:list-item>
          <text:p text:style-name="P4">Using an IDE to</text:p>
          <text:list text:style-name="L6">
            <text:list-item>
              <text:p text:style-name="P6">Create a project,</text:p>
            </text:list-item>
            <text:list-item>
              <text:p text:style-name="P6">Perform some of the steps of the “flow of development”,</text:p>
            </text:list-item>
            <text:list-item>
              <text:p text:style-name="P6">Correctly save and re-open projects,</text:p>
            </text:list-item>
            <text:list-item>
              <text:p text:style-name="P6">Understand basic features of break points and debugging. ❓</text:p>
            </text:list-item>
          </text:list>
        </text:list-item>
      </text:list>
      <text:p text:style-name="First_20_paragraph"><text:span text:style-name="T1">The IDE used can be </text:span><text:a xlink:type="simple" xlink:href="https://www.monodevelop.com/" office:name=""><text:span text:style-name="Definition"><text:span text:style-name="T1">MonoDevelop</text:span></text:span></text:a><text:span text:style-name="T1"> or </text:span><text:a xlink:type="simple" xlink:href="https://visualstudio.microsoft.com/" office:name=""><text:span text:style-name="Definition"><text:span text:style-name="T1">Visual Studio</text:span></text:span></text:a><text:span text:style-name="T1">, the student can pick other IDEs if they wish but they will not be supported.</text:span></text:p>
      <text:h text:style-name="Heading_20_2" text:outline-level="2"><text:bookmark-start text:name="computer-usage"/>Computer Usage<text:bookmark-end text:name="computer-usage"/></text:h>
      <text:list text:style-name="L7">
        <text:list-item>
          <text:p text:style-name="P7">How to download and install an IDE in a secure way 🛡️</text:p>
        </text:list-item>
        <text:list-item>
          <text:p text:style-name="P7">How to share and zip a project</text:p>
        </text:list-item>
        <text:list-item>
          <text:p text:style-name="P7">How to use shortcuts ❓</text:p>
        </text:list-item>
        <text:list-item>
          <text:p text:style-name="P7">How to look for on-line documentation</text:p>
        </text:list-item>
      </text:list>
      <text:h text:style-name="Heading_20_2" text:outline-level="2"><text:bookmark-start text:name="the-structure-of-a-program"/>The Structure of a Program<text:bookmark-end text:name="the-structure-of-a-program"/></text:h>
      <text:h text:style-name="Heading_20_3" text:outline-level="3"><text:bookmark-start text:name="first-program---hello-world"/>First Program - Hello World<text:bookmark-end text:name="first-program---hello-world"/></text:h>
      <text:p text:style-name="First_20_paragraph"><text:span text:style-name="T1">The students should understand all the components of a simple </text:span>“<text:span text:style-name="T1">Hello World</text:span>”<text:span text:style-name="T1"> program:</text:span></text:p>
      <text:list text:style-name="L8">
        <text:list-item>
          <text:p text:style-name="P8">Comments (in line and block)</text:p>
        </text:list-item>
        <text:list-item>
          <text:p text:style-name="P8"><text:span text:style-name="KeywordTok">using</text:span> statements and namespace / API concepts</text:p>
        </text:list-item>
        <text:list-item>
          <text:p text:style-name="P8">blank lines and spacing</text:p>
        </text:list-item>
        <text:list-item>
          <text:p text:style-name="P8">indentation</text:p>
        </text:list-item>
        <text:list-item>
          <text:p text:style-name="P8">intro to classes and methods’ structures (body / header)</text:p>
        </text:list-item>
        <text:list-item>
          <text:p text:style-name="P8">status of <text:span text:style-name="NormalTok">main</text:span> method</text:p>
        </text:list-item>
        <text:list-item>
          <text:p text:style-name="P8">intro to Console’s <text:span text:style-name="NormalTok">Write</text:span> and <text:span text:style-name="NormalTok">WriteLine</text:span></text:p>
        </text:list-item>
        <text:list-item>
          <text:p text:style-name="P8">string literal</text:p>
        </text:list-item>
      </text:list>
      <text:h text:style-name="Heading_20_3" text:outline-level="3"><text:bookmark-start text:name="rules-and-conventions"/>Rules and Conventions<text:bookmark-end text:name="rules-and-conventions"/></text:h>
      <text:list text:style-name="L9">
        <text:list-item>
          <text:p text:style-name="P9">The difference between a “rule” (e.g. case-sensitivity) and a “convention” (commenting your code).</text:p>
        </text:list-item>
        <text:list-item>
          <text:p text:style-name="P9">Reserved words</text:p>
        </text:list-item>
        <text:list-item>
          <text:p text:style-name="P9">Identifiers and naming conventions</text:p>
        </text:list-item>
        <text:list-item>
          <text:p text:style-name="P9">That the distinction can vary with the programming language</text:p>
        </text:list-item>
        <text:list-item>
          <text:p text:style-name="P9">Importance and role of <text:span text:style-name="OperatorTok">{</text:span> and <text:span text:style-name="OperatorTok">}</text:span></text:p>
        </text:list-item>
      </text:list>
      <text:h text:style-name="Heading_20_1" text:outline-level="1"><text:bookmark-start text:name="datatypes-and-operators"/>Datatypes and Operators<text:bookmark-end text:name="datatypes-and-operators"/></text:h>
      <text:h text:style-name="Heading_20_2" text:outline-level="2"><text:bookmark-start text:name="variable"/>Variable<text:bookmark-end text:name="variable"/></text:h>
      <text:list text:style-name="L10">
        <text:list-item>
          <text:p text:style-name="P10">Datatype (numerical, boolean, string, character) – including a mention of reference datatypes</text:p>
        </text:list-item>
        <text:list-item>
          <text:p text:style-name="P10">Declaration, assignment, initialization</text:p>
        </text:list-item>
        <text:list-item>
          <text:p text:style-name="P10">Naming variables correctly</text:p>
        </text:list-item>
        <text:list-item>
          <text:p text:style-name="P10">The absence of default value after declaration (un-assigned variables)</text:p>
        </text:list-item>
      </text:list>
      <text:h text:style-name="Heading_20_2" text:outline-level="2"><text:bookmark-start text:name="numerical-values"/>Numerical Values<text:bookmark-end text:name="numerical-values"/></text:h>
      <text:list text:style-name="L11">
        <text:list-item>
          <text:p text:style-name="P11">Integers (<text:span text:style-name="DataTypeTok">int</text:span>, <text:span text:style-name="DataTypeTok">long</text:span>) – range and size, signature (<text:span text:style-name="DataTypeTok">uint</text:span>)</text:p>
        </text:list-item>
        <text:list-item>
          <text:p text:style-name="P11">Floating Point (<text:span text:style-name="DataTypeTok">float</text:span>, <text:span text:style-name="DataTypeTok">double</text:span>, and <text:span text:style-name="DataTypeTok">decimal</text:span>) – range, size and precision,</text:p>
        </text:list-item>
        <text:list-item>
          <text:p text:style-name="P11">Type casting (e.g. from <text:span text:style-name="DataTypeTok">int</text:span> to <text:span text:style-name="DataTypeTok">double</text:span>, and legal operations between different datatypes) and casting operator (e.g. <text:span text:style-name="OperatorTok">(</text:span><text:span text:style-name="DataTypeTok">int</text:span><text:span text:style-name="OperatorTok">)</text:span>).</text:p>
        </text:list-item>
        <text:list-item>
          <text:p text:style-name="P11">Overflow and underflow 🛡️</text:p>
        </text:list-item>
      </text:list>
      <text:h text:style-name="Heading_20_2" text:outline-level="2"><text:bookmark-start text:name="booleans"/>Booleans<text:bookmark-end text:name="booleans"/></text:h>
      <text:list text:style-name="L12">
        <text:list-item>
          <text:p text:style-name="P12">Possible values (<text:span text:style-name="KeywordTok">true</text:span>, <text:span text:style-name="KeywordTok">false</text:span>)</text:p>
        </text:list-item>
        <text:list-item>
          <text:p text:style-name="P12">Usage</text:p>
        </text:list-item>
        <text:list-item>
          <text:p text:style-name="P12">That boolean variables are called “switches”</text:p>
        </text:list-item>
      </text:list>
      <text:h text:style-name="Heading_20_2" text:outline-level="2"><text:bookmark-start text:name="operators"/>Operators<text:bookmark-end text:name="operators"/></text:h>
      <text:list text:style-name="L13">
        <text:list-item>
          <text:p text:style-name="P13">Binary arithmetic operators: <text:span text:style-name="OperatorTok">*</text:span>, <text:span text:style-name="OperatorTok">/</text:span>, <text:span text:style-name="OperatorTok">%</text:span>, <text:span text:style-name="OperatorTok">+</text:span>, <text:span text:style-name="OperatorTok">-</text:span></text:p>
        </text:list-item>
        <text:list-item>
          <text:p text:style-name="P13">Unary arithmetic operators: <text:span text:style-name="OperatorTok">++</text:span>, <text:span text:style-name="OperatorTok">--</text:span></text:p>
        </text:list-item>
        <text:list-item>
          <text:p text:style-name="P13">The difference between postfix and infix notation for unary operators ❓</text:p>
        </text:list-item>
        <text:list-item>
          <text:p text:style-name="P13">Comparison operators: <text:span text:style-name="OperatorTok">!=</text:span>, <text:span text:style-name="OperatorTok">==</text:span>, <text:span text:style-name="OperatorTok">&gt;</text:span>, <text:span text:style-name="OperatorTok">&gt;=</text:span>, <text:span text:style-name="OperatorTok">&lt;</text:span>, <text:span text:style-name="OperatorTok">&lt;=</text:span></text:p>
        </text:list-item>
        <text:list-item>
          <text:p text:style-name="P13">Boolean logical operators: <text:span text:style-name="OperatorTok">&amp;&amp;</text:span>, <text:span text:style-name="OperatorTok">||</text:span>, <text:span text:style-name="OperatorTok">!</text:span></text:p>
        </text:list-item>
        <text:list-item>
          <text:p text:style-name="P13">Precedence and “validity” of some expressions (typically, <text:span text:style-name="OperatorTok">!</text:span><text:span text:style-name="NormalTok"><text:s text:c="1"/></text:span><text:span text:style-name="DecValTok">2</text:span><text:span text:style-name="NormalTok"><text:s text:c="1"/></text:span><text:span text:style-name="OperatorTok">&lt;</text:span><text:span text:style-name="NormalTok"><text:s text:c="1"/></text:span><text:span text:style-name="DecValTok">3</text:span> is not a valid expression)</text:p>
        </text:list-item>
        <text:list-item>
          <text:p text:style-name="P13">Combined assignment operators: <text:span text:style-name="OperatorTok">+=</text:span>, <text:span text:style-name="OperatorTok">*=</text:span>, <text:span text:style-name="OperatorTok">-=</text:span>, <text:span text:style-name="OperatorTok">/=</text:span>, <text:span text:style-name="OperatorTok">%=</text:span></text:p>
        </text:list-item>
      </text:list>
      <text:h text:style-name="Heading_20_2" text:outline-level="2"><text:bookmark-start text:name="strings"/>Strings<text:bookmark-end text:name="strings"/></text:h>
      <text:list text:style-name="L14">
        <text:list-item>
          <text:p text:style-name="P14"><text:span text:style-name="NormalTok">ReadLine</text:span> method</text:p>
        </text:list-item>
        <text:list-item>
          <text:p text:style-name="P14">Concatenation (<text:span text:style-name="OperatorTok">+</text:span>)</text:p>
        </text:list-item>
        <text:list-item>
          <text:p text:style-name="P14">Interpolation</text:p>
        </text:list-item>
        <text:list-item>
          <text:p text:style-name="P14">Additional methods: <text:span text:style-name="NormalTok">ToLower</text:span>, <text:span text:style-name="NormalTok">ToUpper</text:span>, <text:span text:style-name="NormalTok">Contains</text:span> ❓</text:p>
        </text:list-item>
      </text:list>
      <text:h text:style-name="Heading_20_3" text:outline-level="3"><text:bookmark-start text:name="displaying-strings-on-the-screen"/>Displaying Strings on the Screen<text:bookmark-end text:name="displaying-strings-on-the-screen"/></text:h>
      <text:list text:style-name="L15">
        <text:list-item>
          <text:p text:style-name="P15"><text:a xlink:type="simple" xlink:href="https://docs.microsoft.com/en-us/dotnet/standard/base-types/standard-numeric-format-strings" office:name=""><text:span text:style-name="Definition">Format specifiers</text:span></text:a> for numbers: – Currency (<text:span text:style-name="NormalTok">C</text:span>),</text:p>
          <text:list text:style-name="L16">
            <text:list-item>
              <text:p text:style-name="P16">Fixed-point (<text:span text:style-name="NormalTok">F</text:span>) or Number (<text:span text:style-name="NormalTok">N</text:span>)</text:p>
            </text:list-item>
            <text:list-item>
              <text:p text:style-name="P16">Percent (<text:span text:style-name="NormalTok">P</text:span>) ❓</text:p>
            </text:list-item>
            <text:list-item>
              <text:p text:style-name="P16">Exponential (<text:span text:style-name="NormalTok">E</text:span>) ❓</text:p>
            </text:list-item>
          </text:list>
        </text:list-item>
        <text:list-item>
          <text:p text:style-name="P15">The <text:span text:style-name="NormalTok">String</text:span><text:span text:style-name="OperatorTok">.</text:span><text:span text:style-name="FunctionTok">Format</text:span> method</text:p>
        </text:list-item>
      </text:list>
      <text:h text:style-name="Heading_20_2" text:outline-level="2"><text:bookmark-start text:name="characters"/>Characters<text:bookmark-end text:name="characters"/></text:h>
      <text:list text:style-name="L17">
        <text:list-item>
          <text:p text:style-name="P17">Possible values and the existence of binary, oct, dec and hex representation (cf. for instance <text:a xlink:type="simple" xlink:href="https://en.wikipedia.org/wiki/ASCII#Printable_characters" office:name=""><text:span text:style-name="Definition">wikipedia</text:span></text:a>)</text:p>
        </text:list-item>
        <text:list-item>
          <text:p text:style-name="P17">Escape character and sequences: <text:span text:style-name="NormalTok">\n</text:span>, <text:span text:style-name="NormalTok">\t</text:span>, <text:span text:style-name="NormalTok">\\</text:span></text:p>
        </text:list-item>
        <text:list-item>
          <text:p text:style-name="P17">Conversion between glyph and decimal value.</text:p>
        </text:list-item>
        <text:list-item>
          <text:p text:style-name="P17">Various methods: <text:span text:style-name="NormalTok">ToLower</text:span>, <text:span text:style-name="NormalTok">ToUpper</text:span>, <text:span text:style-name="NormalTok">Contains</text:span>, <text:span text:style-name="NormalTok">StartsWith</text:span>, <text:span text:style-name="NormalTok">EndsWith</text:span> ❓</text:p>
        </text:list-item>
      </text:list>
      <text:h text:style-name="Heading_20_1" text:outline-level="1"><text:bookmark-start text:name="lists"/>Lists ❓<text:bookmark-end text:name="lists"/></text:h>
      <text:list text:style-name="L18">
        <text:list-item>
          <text:p text:style-name="P18">Creating a list of numbers or strings</text:p>
        </text:list-item>
        <text:list-item>
          <text:p text:style-name="P18">Adding items using the <text:span text:style-name="NormalTok">Add</text:span> method</text:p>
        </text:list-item>
        <text:list-item>
          <text:p text:style-name="P18">Accessing items using <text:span text:style-name="OperatorTok">[]</text:span></text:p>
        </text:list-item>
        <text:list-item>
          <text:p text:style-name="P18">Removing and Inserting (<text:span text:style-name="NormalTok">Remove</text:span>, <text:span text:style-name="NormalTok">RemoveAt</text:span>, <text:span text:style-name="NormalTok">Insert</text:span>)</text:p>
        </text:list-item>
        <text:list-item>
          <text:p text:style-name="P18"><text:span text:style-name="NormalTok">Count</text:span> property</text:p>
        </text:list-item>
      </text:list>
      <text:h text:style-name="Heading_20_1" text:outline-level="1"><text:bookmark-start text:name="basic-control-structures"/>Basic Control Structures<text:bookmark-end text:name="basic-control-structures"/></text:h>
      <text:h text:style-name="Heading_20_2" text:outline-level="2"><text:bookmark-start text:name="selection-statements"/>Selection Statements<text:bookmark-end text:name="selection-statements"/></text:h>
      <text:p text:style-name="First_20_paragraph">For each of the following structure:</text:p>
      <text:list text:style-name="L19">
        <text:list-item>
          <text:p text:style-name="P19"><text:span text:style-name="KeywordTok">if</text:span></text:p>
        </text:list-item>
        <text:list-item>
          <text:p text:style-name="P19"><text:span text:style-name="KeywordTok">if</text:span><text:span text:style-name="OperatorTok">-</text:span><text:span text:style-name="KeywordTok">else</text:span></text:p>
        </text:list-item>
        <text:list-item>
          <text:p text:style-name="P19"><text:span text:style-name="KeywordTok">if</text:span><text:span text:style-name="OperatorTok">-</text:span><text:span text:style-name="KeywordTok">else</text:span><text:span text:style-name="NormalTok"><text:s text:c="1"/></text:span><text:span text:style-name="KeywordTok">if</text:span></text:p>
        </text:list-item>
        <text:list-item>
          <text:p text:style-name="P19">nested <text:span text:style-name="KeywordTok">if</text:span>s</text:p>
        </text:list-item>
        <text:list-item>
          <text:p text:style-name="P19"><text:span text:style-name="KeywordTok">switch</text:span></text:p>
        </text:list-item>
      </text:list>
      <text:p text:style-name="First_20_paragraph">The student should understand</text:p>
      <text:list text:style-name="L20">
        <text:list-item>
          <text:p text:style-name="P20">Their importance,</text:p>
        </text:list-item>
        <text:list-item>
          <text:p text:style-name="P20">Their usage,</text:p>
        </text:list-item>
        <text:list-item>
          <text:p text:style-name="P20">Their syntax,</text:p>
        </text:list-item>
        <text:list-item>
          <text:p text:style-name="P20">Their flow,</text:p>
        </text:list-item>
        <text:list-item>
          <text:p text:style-name="P20">When to use one or the other,</text:p>
        </text:list-item>
        <text:list-item>
          <text:p text:style-name="P20">The common pitfalls (e.g., writing a condition in a <text:span text:style-name="KeywordTok">switch</text:span>).</text:p>
        </text:list-item>
      </text:list>
      <text:h text:style-name="Heading_20_2" text:outline-level="2"><text:bookmark-start text:name="repetition-statements"/>Repetition Statements<text:bookmark-end text:name="repetition-statements"/></text:h>
      <text:p text:style-name="First_20_paragraph">For each of the following structure:</text:p>
      <text:list text:style-name="L21">
        <text:list-item>
          <text:p text:style-name="P21"><text:span text:style-name="KeywordTok">foreach</text:span></text:p>
        </text:list-item>
        <text:list-item>
          <text:p text:style-name="P21"><text:span text:style-name="KeywordTok">while</text:span></text:p>
        </text:list-item>
        <text:list-item>
          <text:p text:style-name="P21"><text:span text:style-name="KeywordTok">for</text:span></text:p>
        </text:list-item>
        <text:list-item>
          <text:p text:style-name="P21"><text:span text:style-name="KeywordTok">do</text:span><text:span text:style-name="OperatorTok">{</text:span><text:span text:style-name="NormalTok">…</text:span><text:span text:style-name="OperatorTok">}</text:span><text:span text:style-name="KeywordTok">while</text:span><text:span text:style-name="OperatorTok">(</text:span><text:span text:style-name="NormalTok">…</text:span><text:span text:style-name="OperatorTok">)</text:span> ❓</text:p>
        </text:list-item>
      </text:list>
      <text:p text:style-name="First_20_paragraph">The student should understand:</text:p>
      <text:list text:style-name="L22">
        <text:list-item>
          <text:p text:style-name="P22">Their importance,</text:p>
        </text:list-item>
        <text:list-item>
          <text:p text:style-name="P22">Their usage,</text:p>
        </text:list-item>
        <text:list-item>
          <text:p text:style-name="P22">Their syntax,</text:p>
        </text:list-item>
        <text:list-item>
          <text:p text:style-name="P22">Their flow,</text:p>
        </text:list-item>
        <text:list-item>
          <text:p text:style-name="P22">When to use one or the other,</text:p>
        </text:list-item>
        <text:list-item>
          <text:p text:style-name="P22">The common pitfalls (e.g. <text:span text:style-name="OperatorTok">=</text:span> instead of <text:span text:style-name="OperatorTok">==</text:span>, <text:span text:style-name="OperatorTok">&lt;=</text:span><text:span text:style-name="NormalTok"><text:s text:c="1"/>n</text:span> vs <text:span text:style-name="OperatorTok">&lt;</text:span><text:span text:style-name="NormalTok"><text:s text:c="1"/>n</text:span>)</text:p>
        </text:list-item>
      </text:list>
      <text:p text:style-name="First_20_paragraph">As well as being capable of identifying the difference between</text:p>
      <text:list text:style-name="L23">
        <text:list-item>
          <text:p text:style-name="P23">Counter-controlled,</text:p>
        </text:list-item>
        <text:list-item>
          <text:p text:style-name="P23">Sentinel-controlled,</text:p>
        </text:list-item>
        <text:list-item>
          <text:p text:style-name="P23">User-controlled</text:p>
        </text:list-item>
      </text:list>
      <text:p text:style-name="First_20_paragraph">and defining the term “accumulator”</text:p>
      <text:h text:style-name="Heading_20_1" text:outline-level="1"><text:bookmark-start text:name="object-oriented-programming"/>Object-oriented programming<text:bookmark-end text:name="object-oriented-programming"/></text:h>
      <text:h text:style-name="Heading_20_2" text:outline-level="2"><text:bookmark-start text:name="class-conception"/>Class Conception<text:bookmark-end text:name="class-conception"/></text:h>
      <text:list text:style-name="L24">
        <text:list-item>
          <text:p text:style-name="P24">Need and interest of specification 🛡️</text:p>
        </text:list-item>
        <text:list-item>
          <text:p text:style-name="P24">UML Class diagram: interest, usage, and simple case (single class with attributes, methods and constructor).</text:p>
        </text:list-item>
        <text:list-item>
          <text:p text:style-name="P24">Access modifier (private, public)</text:p>
        </text:list-item>
        <text:list-item>
          <text:p text:style-name="P24">Principle of least privilege (private variables and methods where possible) 🛡️</text:p>
        </text:list-item>
      </text:list>
      <text:h text:style-name="Heading_20_2" text:outline-level="2"><text:bookmark-start text:name="class-implementation"/>Class Implementation<text:bookmark-end text:name="class-implementation"/></text:h>
      <text:list text:style-name="L25">
        <text:list-item>
          <text:p text:style-name="P25">Attributes (and their default value, as well as how to change them)</text:p>
        </text:list-item>
        <text:list-item>
          <text:p text:style-name="P25">Get and Set methods</text:p>
        </text:list-item>
        <text:list-item>
          <text:p text:style-name="P25">Properties ❓</text:p>
        </text:list-item>
        <text:list-item>
          <text:p text:style-name="P25">Method signature</text:p>
        </text:list-item>
        <text:list-item>
          <text:p text:style-name="P25">Overloading</text:p>
        </text:list-item>
        <text:list-item>
          <text:p text:style-name="P25"><text:a xlink:type="simple" xlink:href="https://en.wikipedia.org/wiki/Variable_shadowing" office:name=""><text:span text:style-name="Definition">Variable shadowing</text:span></text:a> ❓</text:p>
        </text:list-item>
        <text:list-item>
          <text:p text:style-name="P25">Constructors: default constructor and “custom” constructor</text:p>
        </text:list-item>
      </text:list>
      <text:h text:style-name="Heading_20_2" text:outline-level="2"><text:bookmark-start text:name="class-usage"/>Class Usage<text:bookmark-end text:name="class-usage"/></text:h>
      <text:list text:style-name="L26">
        <text:list-item>
          <text:p text:style-name="P26">The <text:span text:style-name="KeywordTok">new</text:span> keyword</text:p>
        </text:list-item>
        <text:list-item>
          <text:p text:style-name="P26">Object creation using default and custom constructors</text:p>
        </text:list-item>
        <text:list-item>
          <text:p text:style-name="P26">Object manipulation: calling a method, setting an attribute, calling the <text:span text:style-name="NormalTok">ToString</text:span> method implicitly.</text:p>
        </text:list-item>
      </text:list>
      <text:h text:style-name="Heading_20_2" text:outline-level="2"><text:bookmark-start text:name="additional-considerations"/>Additional Considerations<text:bookmark-end text:name="additional-considerations"/></text:h>
      <text:list text:style-name="L27">
        <text:list-item>
          <text:p text:style-name="P27"><text:span text:style-name="NormalTok">ToString</text:span> method</text:p>
        </text:list-item>
        <text:list-item>
          <text:p text:style-name="P27">static class and methods</text:p>
        </text:list-item>
        <text:list-item>
          <text:p text:style-name="P27"><text:a xlink:type="simple" xlink:href="https://docs.microsoft.com/en-us/dotnet/api/system.math?view=net-5.0" office:name=""><text:span text:style-name="Definition"><text:span text:style-name="NormalTok">Math</text:span> Class</text:span></text:a> (<text:span text:style-name="NormalTok">Abs</text:span>, <text:span text:style-name="NormalTok">Sqrt</text:span>, <text:span text:style-name="NormalTok">Pow</text:span>) ❓</text:p>
        </text:list-item>
      </text:list>
      <text:h text:style-name="Heading_20_1" text:outline-level="1"><text:bookmark-start text:name="random-class"/>Random Class<text:bookmark-end text:name="random-class"/></text:h>
      <text:list text:style-name="L28">
        <text:list-item>
          <text:p text:style-name="P28">Creating a generator with <text:span text:style-name="KeywordTok">new</text:span><text:span text:style-name="NormalTok"><text:s text:c="1"/></text:span><text:span text:style-name="FunctionTok">Random</text:span><text:span text:style-name="OperatorTok">()</text:span></text:p>
        </text:list-item>
        <text:list-item>
          <text:p text:style-name="P28">Generating non-negative integers,</text:p>
        </text:list-item>
        <text:list-item>
          <text:p text:style-name="P28">Generating integers between ranges,</text:p>
        </text:list-item>
        <text:list-item>
          <text:p text:style-name="P28">Generating double,</text:p>
        </text:list-item>
        <text:list-item>
          <text:p text:style-name="P28">Generating a random word ❓</text:p>
        </text:list-item>
        <text:list-item>
          <text:p text:style-name="P28">Potential problems with deterministic generators 🛡️</text:p>
        </text:list-item>
      </text:list>
      <text:h text:style-name="Heading_20_1" text:outline-level="1"><text:bookmark-start text:name="testing-and-debugging"/>Testing and Debugging<text:bookmark-end text:name="testing-and-debugging"/></text:h>
      <text:list text:style-name="L29">
        <text:list-item>
          <text:p text:style-name="P29">How to test intelligently</text:p>
        </text:list-item>
        <text:list-item>
          <text:p text:style-name="P29">How to test every instruction</text:p>
        </text:list-item>
        <text:list-item>
          <text:p text:style-name="P29">How to test boundary conditions</text:p>
        </text:list-item>
      </text:list>
      <text:h text:style-name="Heading_20_1" text:outline-level="1"><text:bookmark-start text:name="interacting-with-users"/>Interacting with Users<text:bookmark-end text:name="interacting-with-users"/></text:h>
      <text:list text:style-name="L30">
        <text:list-item>
          <text:p text:style-name="P30">Input validation 🛡️</text:p>
        </text:list-item>
        <text:list-item>
          <text:p text:style-name="P30"><text:span text:style-name="NormalTok">TryParse</text:span> in the <text:span text:style-name="DataTypeTok">int</text:span> and <text:span text:style-name="DataTypeTok">decimal</text:span> classes.</text:p>
        </text:list-item>
        <text:list-item>
          <text:p text:style-name="P30">Reading a single character from the user ❓</text:p>
        </text:list-item>
      </text:list>
      <text:h text:style-name="Heading_20_1" text:outline-level="1"><text:bookmark-start text:name="data-structures"/>Data structures<text:bookmark-end text:name="data-structures"/></text:h>
      <text:h text:style-name="Heading_20_2" text:outline-level="2"><text:bookmark-start text:name="constant"/>Constant<text:bookmark-end text:name="constant"/></text:h>
      <text:list text:style-name="L31">
        <text:list-item>
          <text:p text:style-name="P31">The <text:span text:style-name="DataTypeTok">const</text:span> keyword</text:p>
        </text:list-item>
        <text:list-item>
          <text:p text:style-name="P31">Example usages (Avogadro constant, miles-to-kilometer ratio, speed of light) and use case.</text:p>
        </text:list-item>
        <text:list-item>
          <text:p text:style-name="P31"><text:span text:style-name="NormalTok">Math</text:span><text:span text:style-name="OperatorTok">.</text:span><text:span text:style-name="FunctionTok">PI</text:span> ❓</text:p>
        </text:list-item>
        <text:list-item>
          <text:p text:style-name="P31">Static constant ❓</text:p>
        </text:list-item>
      </text:list>
      <text:h text:style-name="Heading_20_2" text:outline-level="2"><text:bookmark-start text:name="enumerated-datatype"/>Enumerated Datatype<text:bookmark-end text:name="enumerated-datatype"/></text:h>
      <text:list text:style-name="L32">
        <text:list-item>
          <text:p text:style-name="P32">Define enumerated datatypes using <text:span text:style-name="KeywordTok">enum</text:span></text:p>
        </text:list-item>
        <text:list-item>
          <text:p text:style-name="P32">Enum values (i.e. numerical values assigned to enumerated values by default) ❓</text:p>
        </text:list-item>
        <text:list-item>
          <text:p text:style-name="P32">Use enumerated datatypes (variable declaration, assignment, displaying).</text:p>
        </text:list-item>
      </text:list>
      <text:h text:style-name="Heading_20_2" text:outline-level="2"><text:bookmark-start text:name="arrays"/>Arrays<text:bookmark-end text:name="arrays"/></text:h>
      <text:p text:style-name="First_20_paragraph">Only one-dimensional arrays should be discussed.</text:p>
      <text:list text:style-name="L33">
        <text:list-item>
          <text:p text:style-name="P33">Vocabulary: index (starting at 0), bounds.</text:p>
        </text:list-item>
        <text:list-item>
          <text:p text:style-name="P33"><text:span text:style-name="NormalTok">Length</text:span> property</text:p>
        </text:list-item>
        <text:list-item>
          <text:p text:style-name="P33"><text:span text:style-name="NormalTok">Resize</text:span> method ❓</text:p>
        </text:list-item>
        <text:list-item>
          <text:p text:style-name="P33">Different syntaxes for initializing and declaring arrays ❓</text:p>
        </text:list-item>
        <text:list-item>
          <text:p text:style-name="P33">Buffer overflow 🛡️</text:p>
        </text:list-item>
      </text:list>
      <text:h text:style-name="Heading_20_1" text:outline-level="1"><text:bookmark-start text:name="exceptions"/>Exceptions 🔜<text:bookmark-end text:name="exceptions"/></text:h>
      <text:list text:style-name="L34">
        <text:list-item>
          <text:p text:style-name="P34"><text:span text:style-name="NormalTok">try…catch</text:span> blocks</text:p>
        </text:list-item>
        <text:list-item>
          <text:p text:style-name="P34">Types of exceptions</text:p>
        </text:list-item>
        <text:list-item>
          <text:p text:style-name="P34"><text:span text:style-name="KeywordTok">finally</text:span></text:p>
        </text:list-item>
        <text:list-item>
          <text:p text:style-name="P34">Defining your own exception</text:p>
        </text:list-item>
      </text:list>
      <text:h text:style-name="Heading_20_1" text:outline-level="1"><text:bookmark-start text:name="file-io"/>File I/O 🔜<text:bookmark-end text:name="file-io"/></text:h>
      <text:list text:style-name="L35">
        <text:list-item>
          <text:p text:style-name="P35"><text:span text:style-name="NormalTok">StreamWriter</text:span> and <text:span text:style-name="NormalTok">StreamReader</text:span> classes</text:p>
        </text:list-item>
        <text:list-item>
          <text:p text:style-name="P35">Manipulating binary and text files</text:p>
        </text:list-item>
        <text:list-item>
          <text:p text:style-name="P35"><text:span text:style-name="NormalTok">File</text:span> class ❓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List of Topic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9T12:06:58Z</meta:creation-date>
    <dc:date>2021-06-29T12:06:58Z</dc:date>
    <meta:user-defined meta:name="date" meta:value-type="string">June  29, 2021 (08:06:48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